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4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4">
      <style:graphic-properties fo:min-height="11.843cm"/>
    </style:style>
    <style:style style:name="co1" style:family="table-column">
      <style:table-column-properties style:column-width="11.75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2cm"/>
    </style:style>
    <style:style style:name="ce1" style:family="table-cell">
      <style:graphic-properties style:repeat="repeat"/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size="24pt"/>
    </style:style>
    <style:style style:name="P2" style:family="paragraph"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100%" fo:text-align="center" style:punctuation-wrap="simple" style:writing-mode="lr-tb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 style:punctuation-wrap="simple" style:writing-mode="lr-tb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7216f"/>
    </style:style>
    <style:style style:name="T5" style:family="text">
      <style:text-properties fo:color="#dd4814"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77295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0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 language</text:p>
              </text:list-item>
              <text:list-item>
                <text:p>Hello world!</text:p>
              </text:list-item>
              <text:list-item>
                <text:p>Decision Tree</text:p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view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Programming</text:p>
              </text:list-item>
              <text:list-item>
                <text:p>Flowchart</text:p>
              </text:list-item>
              <text:list-item>
                <text:p>Pseudocode</text:p>
              </text:list-item>
              <text:list-item>
                <text:p>Binary</text:p>
              </text:list-item>
              <text:list-item>
                <text:p>Compiler</text:p>
              </text:list-item>
              <text:list-item>
                <text:p>C Vs C++</text:p>
              </text:list-item>
              <text:list-item>
                <text:p>Matlab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lgoritma adalah <text:span text:style-name="T2">langkah-langkah logis </text:span><text:span text:style-name="T3">penyelesaian suatu masalah </text:span></text:p>
              </text:list-item>
              <text:list-item>
                <text:p><text:span text:style-name="T3">Input <text:s/></text:span><text:span text:style-name="T2">&gt;&gt;</text:span><text:span text:style-name="T3"> ALGORITMA </text:span><text:span text:style-name="T2">&gt;&gt;</text:span><text:span text:style-name="T3"> output</text:span></text:p>
              </text:list-item>
              <text:list-item>
                <text:p><text:span text:style-name="T3">Algoritma bisa berupa:</text:span></text:p>
                <text:list>
                  <text:list-item>
                    <text:p><text:span text:style-name="T3">Flowchart</text:span></text:p>
                  </text:list-item>
                  <text:list-item>
                    <text:p><text:span text:style-name="T3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 Vs C++</text:p>
          </draw:text-box>
        </draw:frame>
        <draw:frame draw:style-name="standard" draw:layer="layout" svg:width="23.499cm" svg:height="11.206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4">C</text:span></text:p>
              </table:table-cell>
              <table:table-cell>
                <text:p text:style-name="P2"><text:span text:style-name="T4">C++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5">&gt;&gt;</text:span> <text:tab/>Compile/build</text:p>
                <text:p/>
                <text:p/>
                <text:p>Objec Code<text:tab/><text:tab/><text:tab/><text:tab/><text:tab/><text:span text:style-name="T5">&gt;&gt;</text:span><text:span text:style-name="T5"><text:tab/></text:span> <text:tab/>Run</text:p>
              </text:list-header>
            </text:list>
          </draw:text-box>
        </draw:frame>
        <draw:frame draw:style-name="gr2" draw:layer="layout" svg:width="4.4cm" svg:height="0.967cm" svg:x="5.4cm" svg:y="18cm">
          <draw:text-box>
            <text:p>fdsafa</text:p>
          </draw:text-box>
        </draw:frame>
        <draw:line draw:style-name="gr3" draw:text-style-name="P3" draw:layer="layout" svg:x1="5.6cm" svg:y1="6.4cm" svg:x2="5.6cm" svg:y2="9.6cm">
          <text:p/>
        </draw:line>
        <draw:line draw:style-name="gr3" draw:text-style-name="P3" draw:layer="layout" svg:x1="5.6cm" svg:y1="11.111cm" svg:x2="5.6cm" svg:y2="14.311cm">
          <text:p/>
        </draw:lin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4" draw:text-style-name="P5" draw:layer="layout" svg:width="4.435cm" svg:height="1.644cm" svg:x="14.767cm" svg:y="13.579cm">
            <text:p text:style-name="P4"><text:span text:style-name="T6">PRINT</text:span></text:p>
            <text:p text:style-name="P4"><text:span text:style-name="T6">“</text:span><text:span text:style-name="T6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4" draw:text-style-name="P5" draw:layer="layout" svg:width="2.61cm" svg:height="0.938cm" svg:x="19.459cm" svg:y="5.081cm">
              <text:p text:style-name="P4"><text:span text:style-name="T6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5" draw:text-style-name="P5" draw:layer="layout" svg:x1="20.764cm" svg:y1="6.02cm" svg:x2="20.764cm" svg:y2="6.725cm">
              <text:p/>
            </draw:line>
            <draw:custom-shape draw:name="AutoShape 11" draw:style-name="gr4" draw:text-style-name="P5" draw:layer="layout" svg:width="5.736cm" svg:height="1.41cm" svg:x="17.849cm" svg:y="6.757cm">
              <text:p text:style-name="P4"><text:span text:style-name="T6">Input</text:span></text:p>
              <text:p text:style-name="P4"><text:span text:style-name="T6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4" draw:text-style-name="P5" draw:layer="layout" svg:width="6.565cm" svg:height="0.938cm" svg:x="17.1cm" svg:y="9.12cm">
              <text:p text:style-name="P6"><text:span text:style-name="T6">GRADE</text:span><text:span text:style-name="T7"></text:span><text:span text:style-name="T6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5" draw:text-style-name="P5" draw:layer="layout" svg:x1="20.455cm" svg:y1="8.167cm" svg:x2="20.455cm" svg:y2="9.111cm">
              <text:p/>
            </draw:line>
            <draw:custom-shape draw:name="AutoShape 14" draw:style-name="gr4" draw:text-style-name="P5" draw:layer="layout" svg:width="5.216cm" svg:height="2.349cm" svg:x="17.849cm" svg:y="10.756cm">
              <text:p text:style-name="P4"><text:span text:style-name="T6">IS</text:span></text:p>
              <text:p text:style-name="P4"><text:span text:style-name="T6">GRADE&gt;</text:span></text:p>
              <text:p text:style-name="P4"><text:span text:style-name="T6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4" draw:text-style-name="P5" draw:layer="layout" svg:width="4.435cm" svg:height="1.644cm" svg:x="21.761cm" svg:y="13.579cm">
              <text:p text:style-name="P4"><text:span text:style-name="T6">PRINT</text:span></text:p>
              <text:p text:style-name="P4"><text:span text:style-name="T6">“</text:span><text:span text:style-name="T6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5" draw:text-style-name="P5" draw:layer="layout" svg:x1="20.455cm" svg:y1="15.928cm" svg:x2="20.455cm" svg:y2="16.4cm">
              <text:p/>
            </draw:line>
            <draw:custom-shape draw:name="AutoShape 18" draw:style-name="gr4" draw:text-style-name="P5" draw:layer="layout" svg:width="2.605cm" svg:height="0.938cm" svg:x="19.155cm" svg:y="16.401cm">
              <text:p text:style-name="P4"><text:span text:style-name="T6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6" draw:text-style-name="P5" draw:layer="layout" svg:x1="16.883cm" svg:y1="15.928cm" svg:x2="24.371cm" svg:y2="15.928cm">
              <text:p/>
            </draw:line>
            <draw:line draw:name="Line 20" draw:style-name="gr6" draw:text-style-name="P5" draw:layer="layout" svg:x1="16.883cm" svg:y1="15.928cm" svg:x2="16.883cm" svg:y2="15.223cm">
              <text:p/>
            </draw:line>
            <draw:line draw:name="Line 21" draw:style-name="gr6" draw:text-style-name="P5" draw:layer="layout" svg:x1="24.371cm" svg:y1="15.928cm" svg:x2="24.371cm" svg:y2="15.223cm">
              <text:p/>
            </draw:line>
            <draw:line draw:name="Line 22" draw:style-name="gr6" draw:text-style-name="P5" draw:layer="layout" svg:x1="23.066cm" svg:y1="11.929cm" svg:x2="24.371cm" svg:y2="11.929cm">
              <text:p/>
            </draw:line>
            <draw:line draw:name="Line 23" draw:style-name="gr5" draw:text-style-name="P5" draw:layer="layout" svg:x1="24.371cm" svg:y1="11.929cm" svg:x2="24.371cm" svg:y2="13.578cm">
              <text:p/>
            </draw:line>
            <draw:line draw:name="Line 24" draw:style-name="gr5" draw:text-style-name="P5" draw:layer="layout" svg:x1="16.672cm" svg:y1="11.854cm" svg:x2="16.672cm" svg:y2="13.503cm">
              <text:p/>
            </draw:line>
            <draw:line draw:name="Line 26" draw:style-name="gr5" draw:text-style-name="P5" draw:layer="layout" svg:x1="20.455cm" svg:y1="10.05cm" svg:x2="20.455cm" svg:y2="10.756cm">
              <text:p/>
            </draw:line>
            <draw:custom-shape draw:name="Text Box 27" draw:style-name="gr7" draw:text-style-name="P5" draw:layer="layout" svg:width="1.304cm" svg:height="0.7cm" svg:x="23.022cm" svg:y="11.219cm">
              <text:p text:style-name="P4"><text:span text:style-name="T6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7" draw:text-style-name="P5" draw:layer="layout" svg:width="1.304cm" svg:height="0.705cm" svg:x="16.672cm" svg:y="11.149cm">
              <text:p text:style-name="P4"><text:span text:style-name="T6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6" draw:text-style-name="P5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oop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Untuk i=0, i kurang dari 10, i=i++</text:p>
                <text:list>
                  <text:list-header>
                    <text:p>cetak *</text:p>
                  </text:list-header>
                </text:list>
              </text:list-item>
              <text:list-item>
                <text:p>I++ <text:s/><text:span text:style-name="T5">&gt;&gt;</text:span> <text:s/>i = i+1</text:p>
                <text:p/>
                <text:p/>
              </text:list-item>
              <text:list-item>
                <text:p>Output :</text:p>
                <text:list>
                  <text:list-header>
                    <text:p/>
                  </text:list-header>
                </text:list>
                <text:p><text:span text:style-name="T2">**********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1]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2]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<text:s text:c="8"/>printf("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2cm" presentation:class="title" presentation:user-transformed="true">
          <draw:text-box>
            <text:p>For [4]</text:p>
          </draw:text-box>
        </draw:frame>
        <draw:frame presentation:style-name="pr13" draw:layer="layout" svg:width="23.5cm" svg:height="15.267cm" svg:x="1.882cm" svg:y="3.941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(void) <text:span text:style-name="T8">{</text:span></text:p>
              </text:list-item>
              <text:list-item>
                <text:p>int i,j,a; <text:s text:c="3"/></text:p>
              </text:list-item>
              <text:list-item>
                <text:p>for (i=1; i&lt;=10; i++) <text:tab/><text:span text:style-name="T5">{</text:span> </text:p>
              </text:list-item>
              <text:list-item>
                <text:p><text:s text:c="8"/>for (j=1;j&lt;=i; j++)</text:p>
              </text:list-item>
              <text:list-item>
                <text:p><text:s text:c="12"/>printf("*");</text:p>
              </text:list-item>
              <text:list-item>
                <text:p><text:s text:c="13"/>a=i;</text:p>
              </text:list-item>
              <text:list-item>
                <text:p><text:s text:c="13"/>a=a+1; </text:p>
              </text:list-item>
              <text:list-item>
                <text:p><text:s text:c="12"/>printf("\n"); <text:s/><text:tab/><text:span text:style-name="T5">} </text:span><text:span text:style-name="T5"><text:tab/></text:span></text:p>
              </text:list-item>
              <text:list-item>
                <text:p><text:span text:style-name="T5"><text:s text:c="2"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776cm" svg:y="0.43cm" presentation:class="title" presentation:user-transformed="true">
          <draw:text-box>
            <text:p>Output</text:p>
          </draw:text-box>
        </draw:frame>
        <draw:frame presentation:style-name="pr8" draw:text-style-name="P8" draw:layer="layout" svg:width="23.5cm" svg:height="16.25cm" svg:x="2.2cm" svg:y="2.8cm" presentation:class="outline" presentation:user-transformed="true">
          <draw:text-box>
            <text:list text:style-name="L2">
              <text:list-header>
                <text:p><text:span text:style-name="T2">*</text:span></text:p>
                <text:p><text:span text:style-name="T2">**</text:span></text:p>
                <text:p><text:span text:style-name="T2">***</text:span></text:p>
                <text:p><text:span text:style-name="T2">****</text:span></text:p>
                <text:p><text:span text:style-name="T2">*****</text:span></text:p>
                <text:p><text:span text:style-name="T2">******</text:span></text:p>
                <text:p><text:span text:style-name="T2">*******</text:span></text:p>
                <text:p><text:span text:style-name="T2">********</text:span></text:p>
                <text:p><text:span text:style-name="T2">*********</text:span></text:p>
                <text:p><text:span text:style-name="T2">**********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14" draw:layer="layout" svg:width="23.5cm" svg:height="12.093cm" svg:x="2.2cm" svg:y="5cm" presentation:class="outlin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H21M22S</meta:editing-duration>
    <meta:editing-cycles>63</meta:editing-cycles>
    <meta:generator>LibreOffice/4.2.8.2$Linux_X86_64 LibreOffice_project/420m0$Build-2</meta:generator>
    <dc:date>2015-12-30T22:07:24.143647667</dc:date>
    <dc:creator>bagustris </dc:creator>
    <meta:document-statistic meta:object-count="132"/>
  </office:meta>
</office:document-meta>
</file>